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order for the robot end-effector to reach a desired pose without collisions with any obstacles present in its environment it's necessary to implement motion planning. In this project is used a Rapidly-exploring Random Tree (RRT) motion planner for the same 7-jointed robot arm of the previous lect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1:26:12.849152930</meta:creation-date>
    <meta:editing-duration>PT30S</meta:editing-duration>
    <meta:editing-cycles>2</meta:editing-cycles>
    <meta:generator>LibreOffice/6.0.7.3$Linux_X86_64 LibreOffice_project/00m0$Build-3</meta:generator>
    <dc:date>2020-06-14T21:26:30.567366178</dc:date>
    <meta:document-statistic meta:table-count="0" meta:image-count="0" meta:object-count="0" meta:page-count="1" meta:paragraph-count="1" meta:word-count="48" meta:character-count="305" meta:non-whitespace-character-count="258"/>
  </office:meta>
</office:document-meta>
</file>